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. E. Isaac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7, 1891</text:p>
      <text:p text:style-name="P5">Month<text:tab/><text:tab/><text:tab/><text:tab/><text:tab/><text:tab/>Jul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ittsburgh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ittsbg July 7th 91./</text:p>
      <text:p text:style-name="P2">Rev S. Morais./</text:p>
      <text:p text:style-name="P2"><text:tab/>My Dear Sir./</text:p>
      <text:p text:style-name="P2"><text:tab/><text:tab/>In reply to your's[sic!]/ of the 4th inst:/</text:p>
      <text:p text:style-name="P2"><text:tab/>Our congregation has not had/ a meeting since my return from Philada./ and as many of our members are out of/ the city for the summer, it may be/ some little time before we have a meeting;/ when we do however, I shall not fail to/ bring the matter up and use my best/ endeavors to have our membership in/ the Theological Seminary retained./</text:p>
      <text:p text:style-name="P2">With kind regards I am/ Yours Truly/ I. E. Isaac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57:40.95</meta:creation-date>
    <dc:date>2011-11-28T11:01:02.66</dc:date>
    <dc:creator>Penn Libraries</dc:creator>
    <meta:editing-duration>PT00H03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57" meta:character-count="1742"/>
  </office:meta>
</office:document-meta>
</file>